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fo:font-size="14pt" style:font-size-asian="14pt" style:font-size-complex="14pt"/>
    </style:style>
    <style:style style:name="P3" style:family="paragraph" style:parent-style-name="Standard">
      <style:text-properties fo:color="#00cc33" loext:opacity="100%"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1pt" style:font-size-asian="11pt" style:font-size-complex="11pt"/>
    </style:style>
    <style:style style:name="P5" style:family="paragraph" style:parent-style-name="Standard">
      <style:text-properties fo:font-size="12pt" style:font-size-asian="12pt" style:font-size-complex="12pt"/>
    </style:style>
    <style:style style:name="P6" style:family="paragraph" style:parent-style-name="Standard">
      <style:paragraph-properties>
        <style:tab-stops>
          <style:tab-stop style:position="3.307cm"/>
        </style:tab-stops>
      </style:paragraph-properties>
      <style:text-properties fo:font-size="12pt" officeooo:paragraph-rsid="000875fe" style:font-size-asian="12pt" style:font-size-complex="12pt"/>
    </style:style>
    <style:style style:name="P7" style:family="paragraph" style:parent-style-name="Standard">
      <style:text-properties fo:font-size="12pt" officeooo:paragraph-rsid="000875fe" style:font-size-asian="12pt" style:font-size-complex="12pt"/>
    </style:style>
    <style:style style:name="P8" style:family="paragraph" style:parent-style-name="Standard">
      <style:text-properties fo:font-size="12pt" officeooo:paragraph-rsid="0009df7a" style:font-size-asian="12pt" style:font-size-complex="12pt"/>
    </style:style>
    <style:style style:name="P9" style:family="paragraph" style:parent-style-name="Standard">
      <style:text-properties fo:font-size="12pt" fo:font-weight="bold" officeooo:rsid="0009df7a" officeooo:paragraph-rsid="0009df7a"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ab-stops>
          <style:tab-stop style:position="8.498cm"/>
        </style:tab-stops>
      </style:paragraph-properties>
    </style:style>
    <style:style style:name="P12" style:family="paragraph" style:parent-style-name="Standard">
      <style:paragraph-properties fo:text-align="start" style:justify-single-word="false">
        <style:tab-stops>
          <style:tab-stop style:position="8.498cm"/>
        </style:tab-stops>
      </style:paragraph-properties>
      <style:text-properties fo:font-size="9pt" fo:font-style="italic" style:font-size-asian="9pt" style:font-style-asian="italic" style:font-size-complex="9pt" style:font-style-complex="italic"/>
    </style:style>
    <style:style style:name="P13" style:family="paragraph" style:parent-style-name="Standard" style:list-style-name="L1">
      <style:text-properties fo:font-size="12pt" style:font-size-asian="12pt" style:font-size-complex="12pt"/>
    </style:style>
    <style:style style:name="P14" style:family="paragraph" style:parent-style-name="Standard">
      <style:paragraph-properties fo:text-align="start" style:justify-single-word="false"/>
      <style:text-properties fo:font-size="11pt" fo:font-style="normal" officeooo:rsid="000a371d" officeooo:paragraph-rsid="0006c1c4" style:font-size-asian="11pt" style:font-style-asian="normal" style:font-size-complex="11pt" style:font-style-complex="normal"/>
    </style:style>
    <style:style style:name="P15" style:family="paragraph" style:parent-style-name="Standard">
      <style:paragraph-properties fo:text-align="start" style:justify-single-word="false"/>
      <style:text-properties fo:font-size="9pt" fo:font-style="italic" style:font-size-asian="9pt" style:font-style-asian="italic" style:font-size-complex="9pt" style:font-style-complex="italic"/>
    </style:style>
    <style:style style:name="P16" style:family="paragraph" style:parent-style-name="Standard">
      <style:paragraph-properties fo:text-align="start" style:justify-single-word="false">
        <style:tab-stops>
          <style:tab-stop style:position="8.493cm"/>
        </style:tab-stops>
      </style:paragraph-properties>
      <style:text-properties fo:font-size="9pt" fo:font-style="italic" officeooo:rsid="004e22f6" officeooo:paragraph-rsid="000d9fcd" style:font-size-asian="9pt" style:font-style-asian="italic" style:font-size-complex="9pt" style:font-style-complex="italic"/>
    </style:style>
    <style:style style:name="P17" style:family="paragraph" style:parent-style-name="Standard">
      <style:paragraph-properties fo:text-align="start" style:justify-single-word="false"/>
      <style:text-properties fo:font-size="3pt" fo:font-style="italic" style:font-size-asian="3pt" style:font-style-asian="italic" style:font-size-complex="3pt" style:font-style-complex="italic"/>
    </style:style>
    <style:style style:name="P18" style:family="paragraph" style:parent-style-name="Standard">
      <style:paragraph-properties fo:text-align="start" style:justify-single-word="false">
        <style:tab-stops>
          <style:tab-stop style:position="8.493cm"/>
        </style:tab-stops>
      </style:paragraph-properties>
      <style:text-properties fo:font-size="3pt" fo:font-style="italic" officeooo:rsid="00467af5" officeooo:paragraph-rsid="000d9fcd" style:font-size-asian="3pt" style:font-style-asian="italic" style:font-size-complex="3pt" style:font-style-complex="italic"/>
    </style:style>
    <style:style style:name="T1" style:family="text">
      <style:text-properties fo:font-weight="bold" style:font-weight-asian="bold" style:font-weight-complex="bold"/>
    </style:style>
    <style:style style:name="T2" style:family="text">
      <style:text-properties fo:font-weight="bold" officeooo:rsid="0009df7a" style:font-weight-asian="bold" style:font-weight-complex="bold"/>
    </style:style>
    <style:style style:name="T3" style:family="text">
      <style:text-properties fo:font-size="8pt" style:font-size-asian="8pt" style:font-size-complex="8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font-style-complex="italic"/>
    </style:style>
    <style:style style:name="T6" style:family="text">
      <style:text-properties officeooo:rsid="002026d7"/>
    </style:style>
    <style:style style:name="T7" style:family="text">
      <style:text-properties officeooo:rsid="002b4038"/>
    </style:style>
    <style:style style:name="T8" style:family="text">
      <style:text-properties officeooo:rsid="0009df7a"/>
    </style:style>
    <style:style style:name="T9" style:family="text">
      <style:text-properties fo:font-weight="normal" officeooo:rsid="0009df7a" style:font-weight-asian="normal" style:font-weight-complex="normal"/>
    </style:style>
    <style:style style:name="T10" style:family="text">
      <style:text-properties fo:font-size="9pt" fo:font-style="italic" style:font-size-asian="9pt" style:font-style-asian="italic" style:font-size-complex="9pt" style:font-style-complex="italic"/>
    </style:style>
    <style:style style:name="T11" style:family="text">
      <style:text-properties fo:font-size="9pt" style:font-size-asian="9pt" style:font-size-complex="9pt"/>
    </style:style>
    <style:style style:name="T12" style:family="text">
      <style:text-properties fo:font-size="10pt" officeooo:rsid="002d1082" style:font-size-asian="10pt" style:font-size-complex="10pt"/>
    </style:style>
    <style:style style:name="T13" style:family="text">
      <style:text-properties fo:font-size="10pt" officeooo:rsid="0041268d" style:font-size-asian="10pt" style:font-size-complex="10pt"/>
    </style:style>
    <style:style style:name="T14" style:family="text">
      <style:text-properties fo:font-size="10pt" officeooo:rsid="0044d0e5" style:font-size-asian="10pt" style:font-size-complex="1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linica Dentale San Pio X srl</text:p>
      <text:p text:style-name="P2">Via Montegrappa 2/A</text:p>
      <text:p text:style-name="P2">31039 Riese Pio X ( TV )</text:p>
      <text:p text:style-name="P2">P.I. 03725240281</text:p>
      <text:p text:style-name="P2"/>
      <text:p text:style-name="P5">Consenso informato protesi mobile</text:p>
      <text:p text:style-name="P5">Informazione per il consenso al trattamento: <text:span text:style-name="T1">terapia protesica mobile</text:span></text:p>
      <text:p text:style-name="P5"/>
      <text:p text:style-name="P6"><text:span text:style-name="T6">Cognome e nome:<text:tab/></text:span><text:span text:style-name="T7">$$cognomenome$$</text:span></text:p>
      <text:p text:style-name="P6"/>
      <text:p text:style-name="P6">C.F:<text:tab/><text:span text:style-name="T7">$$codicefiscale$$</text:span></text:p>
      <text:p text:style-name="P6"/>
      <text:p text:style-name="P6">Indirizzo:<text:tab/><text:span text:style-name="T7">$$indirizzo$$</text:span></text:p>
      <text:p text:style-name="P6"/>
      <text:p text:style-name="P7">Nel presente modulo verranno specificati rischi, benefici ed alternative del trattamento di terapia protesica mobile che viene effettuato in questa struttura. La preghiamo di leggere attentamente. Pu<text:span text:style-name="T8">ò</text:span> richiedere copia di queste pagine in segreteria.</text:p>
      <text:p text:style-name="P5"/>
      <text:p text:style-name="P9">DESCRIZIONE DELL’INTERVENTO</text:p>
      <text:list xml:id="list1093385335" text:style-name="L1">
        <text:list-item>
          <text:p text:style-name="P13">protesi rimovibili con attacchi: applicazione di una protesi mobile con appoggio mucoso e collegata tramite attacchi e fresaggi a manufatti protesici di vario tipo costruiti su impianti o sulla dentatura residua del paziente,utilizzata parzialmente o in toto</text:p>
        </text:list-item>
        <text:list-item>
          <text:p text:style-name="P13">protesi parziali: applicazione di una protesi mobile con appoggio mucoso e su elementi dentali residui con ganci </text:p>
        </text:list-item>
        <text:list-item>
          <text:p text:style-name="P13">protesi totali: applicazione di una protesi mobile con appoggio sulla sola mucosa orale. Tali protesi vengono costruite su modelli derivanti da impronte di precisione rilevate sul paziente</text:p>
        </text:list-item>
      </text:list>
      <text:p text:style-name="P5"/>
      <text:p text:style-name="P8"><text:span text:style-name="T2">BENEFICI GENERICI</text:span> </text:p>
      <text:p text:style-name="P8">Permettono il ripristino della funzione masticatoria e, ove possibile, dell'aspetto estetico</text:p>
      <text:p text:style-name="P5"/>
      <text:p text:style-name="P8"><text:span text:style-name="T2">RISCHI SPECIFICI</text:span> </text:p>
      <text:p text:style-name="P8">L'appoggio mucoso della protesi mobile pu<text:span text:style-name="T8">ò</text:span> nel corso del tempo provocare un incremento dell'assorbimento delle creste alveolari del mascellare superiore ed inferiore .</text:p>
      <text:p text:style-name="P5"/>
      <text:p text:style-name="P9">COMPLICAZIONI</text:p>
      <text:p text:style-name="P8">Le com<text:span text:style-name="T8">p</text:span>licazioni derivanti da queste protesi possono essere numerose, ma nella maggior parte dei casi non particolarmente rilevanti. Si possono avere lesioni mucose da decubito, dolenza degli elementi dentali portanti gli appoggi nella protesi parziale, maggior sensibilit<text:span text:style-name="T8">à</text:span> degli stessi alla carie ed ai problemi parodontali . Nella protesi totale il problema pi<text:span text:style-name="T8">ù</text:span> sentito <text:span text:style-name="T8">è</text:span> la instabilit<text:span text:style-name="T8">à</text:span> che spesso <text:span text:style-name="T8">è</text:span> collegata a situazioni anatomiche e funzionali del paziente anche variabili nel tempo. Un non corretto uso delle protesi mobili, con particolare riferimento ad una igiene orale insufficiente, pu<text:span text:style-name="T8">ò</text:span> provocare infezione delle mucose orali. Sono descritti rarissimi casi di patologie tumorali a carico delle mucose orali nei portatori di protesi mobile.</text:p>
      <text:p text:style-name="P5"/>
      <text:p text:style-name="P8"><text:span text:style-name="T2">MATERIALI</text:span><text:span text:style-name="T9"> </text:span></text:p>
      <text:p text:style-name="P8">Resina acrilica, leghe in cromo-cobalto-molibdeno od auree, denti del commercio o personalizzati in resina acrilica, materiale composito o ceramica. Questi materiali possono avere in soggetti predisposti effetti allergizzanti a breve od a lungo termine.</text:p>
      <text:p text:style-name="P5"/>
      <text:p text:style-name="P5"/>
      <text:p text:style-name="P5"/>
      <text:p text:style-name="P8"><text:soft-page-break/><text:span text:style-name="T2">ALTERNATIVE</text:span><text:span text:style-name="T9"> </text:span></text:p>
      <text:p text:style-name="P8">Ove possibile, la protesi fissa oppure ricostruzioni protesiche complesse. In certi casi, la chirurgia impalant<text:span text:style-name="T8">a</text:span>re (osteointegrata) risolve in maniera soddisfacente i problemi legati alla mobilit<text:span text:style-name="T8">à</text:span>.</text:p>
      <text:p text:style-name="P1"/>
      <text:p text:style-name="P14">Riese Pio X, lì $$data$$</text:p>
      <text:p text:style-name="P4"/>
      <text:p text:style-name="P15">Clinica dentale San Pio X</text:p>
      <text:p text:style-name="P15">Direttore sanitario dott. Giovanni Toniolo</text:p>
      <text:p text:style-name="P12"/>
      <text:p text:style-name="P12"/>
      <text:p text:style-name="P12"/>
      <text:p text:style-name="P11"><text:span text:style-name="T4"><text:tab/></text:span><text:span text:style-name="T11">Firma paziente</text:span><text:span text:style-name="T4"> (</text:span><text:span text:style-name="T3">o di chi ne fa le veci: madre, padre, tutore)</text:span></text:p>
      <text:p text:style-name="P16"><text:span text:style-name="T12">$$dottore$$<text:tab/></text:span><text:span text:style-name="T13">$$</text:span><text:span text:style-name="T14">delegato</text:span><text:span text:style-name="T13">$$</text:span></text:p>
      <text:p text:style-name="P18"><text:span text:style-name="T1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iovanni antonello toniolo</meta:initial-creator>
    <meta:editing-duration>PT29M54S</meta:editing-duration>
    <meta:editing-cycles>11</meta:editing-cycles>
    <meta:generator>LibreOffice/7.2.4.1$Windows_X86_64 LibreOffice_project/27d75539669ac387bb498e35313b970b7fe9c4f9</meta:generator>
    <dc:date>2022-01-05T17:00:00.512000000</dc:date>
    <meta:document-statistic meta:table-count="0" meta:image-count="0" meta:object-count="0" meta:page-count="2" meta:paragraph-count="30" meta:word-count="398" meta:character-count="2813" meta:non-whitespace-character-count="2442"/>
  </office:meta>
</office:document-meta>
</file>